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ext:bookmark-start text:name="_Hlk507886759"/>PROC</text:p>
      <text:p text:style-name="Normal">Manage Task- the risks associated with this use case is that if we are unable to manage tasks then no changes can be made to tasks for future jobs<text:s/>therefore when the system evolves we will not have a functionality that can handle this so it is also essential we<text:s/>can manage tasks.</text:p>
      <text:p text:style-name="Normal">Create new task-as technology<text:s/>improves customers will come in with special requirements, so we will need to be able to add this functionality, if the company didn’t have this then it would result in loss of customers as we cannot add in new tasks<text:s/>that they may require.</text:p>
      <text:p text:style-name="Normal">Remove tasks – if there are too many tasks or if there are tasks that aren’t used as much then this functionality would be necessary. The risks aren’t as high for this use case as it is for create new task.</text:p>
      <text:p text:style-name="Normal">Update existing task –<text:s/>the risks associated with this functionality is that if changes cannot be made to a particular task then it may affect the job overall therefore leading to money loss and time<text:s/>as jobs end up being incomplete and customers will remain unhappy.</text:p>
      <text:p text:style-name="Normal">Update the status of an ongoing job and the tasks it has performed or are about to be performed. The commencement and completion of tasks are recorded here</text:p>
      <text:p text:style-name="Normal"><text:bookmark-start text:name="_Hlk507890480"/>The risks associated with this use case is that the technician and shift manager will be unable to detect the status of where the job is within the process therefore making it difficult to finish the job itself if they cannot update it. There will be no track of progress made and this will waste a lot of time.</text:p>
      <text:p text:style-name="Normal"><text:bookmark-end text:name="_Hlk507890480"/>Alert incomplete job – the risk associated with this is that the shift manager and technician will be unable to detect incomplete jobs so this may lead to complaints by customer and loss in money as we are unable to keep track of which jobs have been processed and which jobs haven’t.</text:p>
      <text:p text:style-name="Normal"><text:bookmark-end text:name="_Hlk507886759"/>PAYMENT</text:p>
      <text:p text:style-name="Normal"><text:bookmark-start text:name="_Hlk507890552"/>Print late payment reminder – without a reminder, payments will be missed by customers therefore the company will be unaware of who has paid therefore the risk is that they are losing out on money.</text:p>
      <text:p text:style-name="Normal">Print reminder query – the risk associated with this use case isn’t as high but the use case<text:s/>functionality is required as they will need access to any letters that they need to be able to check if they need to downgrade a customer’s value.</text:p>
      <text:p text:style-name="Normal">Print all reminders – the risks associated with<text:s/>this use case is that when the office manager will like to access all reminders, he will be unable to if they are lost in the database<text:s/></text:p>
      <text:p text:style-name="Normal">Acknowledge late payment warning – risks associated with this use case is that if no warning is implemented the office manager will be unable to track which customers haven’t paid for their jobs therefore resulting in loss of money but also time as they will have to search through the whole database to lookup customer details.</text:p>
      <text:p text:style-name="Normal">Record payment details – the risks associated with this use case is that we will not have any record of customer details therefore if there are customers he<text:s/>wants<text:s/>to pay by card, we will not have that functionality thus resulting in loss of customers.</text:p>
      <text:p text:style-name="Normal">Revoke suspension – the risks associated with this functionality is that if we do not have an automated revoke suspension then some customers account will not be reactivated once they have<text:s/><text:bookmark-start text:name="_Hlk507890924"/><text:bookmark-end text:name="_Hlk507890552"/><text:soft-page-break/>made a payment which may lead to customers unhappy with the service and also there will be more jobs for the BAPERS staff to keep up with as it’s a functionality they must keep track of.<text:bookmark-end text:name="_Hlk507890924"/></text:p>
      <text:p text:style-name="Normal">Add card details – the risks associated with this use case is that we will not be able to keep a record of any card details thus leading to no payments.</text:p>
      <text:p text:style-name="Normal">Associate job – the risk of not having this functionality will mean that incorrect payments will be made to customers if BAPERS staff did not keep track of which job associated with which custom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da Morockaite</meta:initial-creator>
    <dc:creator>Gerda Morockaite</dc:creator>
    <meta:creation-date>2018-03-01T14:22:00Z</meta:creation-date>
    <dc:date>2018-03-04T03:16:00Z</dc:date>
    <meta:template xlink:href="Normal" xlink:type="simple"/>
    <meta:editing-cycles>3</meta:editing-cycles>
    <meta:editing-duration>PT4920S</meta:editing-duration>
    <meta:document-statistic meta:page-count="2" meta:paragraph-count="7" meta:word-count="554" meta:character-count="3711" meta:row-count="26" meta:non-whitespace-character-count="3164"/>
  </office:meta>
</office:document-meta>
</file>